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that'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nothing more than suicide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Well, boredom is a part of life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I have some accounts to balance, so I'll be
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